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d13" officeooo:paragraph-rsid="00141d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wer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0:19:35.686320028</meta:creation-date>
    <dc:date>2019-03-15T20:20:03.035908048</dc:date>
    <meta:editing-duration>PT27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5.1.6.2$Linux_X86_64 LibreOffice_project/10m0$Build-2</meta:generator>
  </office:meta>
</office:document-meta>
</file>